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Switching frequency</text:p>
          </table:table-cell>
          <table:table-cell office:value-type="string" calcext:value-type="string">
            <text:p>F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out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out Max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in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in Max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ax ripple Current</text:p>
          </table:table-cell>
          <table:table-cell office:value-type="string" calcext:value-type="string">
            <text:p>delta I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uck inductor Henry</text:p>
          </table:table-cell>
          <table:table-cell table:formula="of:=([.F2]*(1-([.F2]/[.F5])))/([.F1]*[.F6]*[.F7])" office:value-type="float" office:value="0.00001875" calcext:value-type="float">
            <text:p>0,00001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uck Inductor uH</text:p>
          </table:table-cell>
          <table:table-cell table:formula="of:=[.E8]*1000000" office:value-type="float" office:value="18.75" calcext:value-type="float">
            <text:p>18,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oost Inductor Henry</text:p>
          </table:table-cell>
          <table:table-cell table:formula="of:=([.F4]*(1-([.F4]/[.F3])))/([.F1]*[.F6]*[.F7])" office:value-type="float" office:value="0.00000705882352941176" calcext:value-type="float">
            <text:p>7,05882352941176E-0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oost Inductor uH</text:p>
          </table:table-cell>
          <table:table-cell table:formula="of:=[.E10]*1000000" office:value-type="float" office:value="7.05882352941176" calcext:value-type="float">
            <text:p>7,0588235294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ower Dissipation internal 5V LDO</text:p>
          </table:table-cell>
          <table:table-cell office:value-type="string" calcext:value-type="string">
            <text:p>F0</text:p>
          </table:table-cell>
          <table:table-cell table:formula="of:=[.F1]" office:value-type="float" office:value="250000" calcext:value-type="float">
            <text:p>2500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1/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ngle Gate Charge of one FET</text:p>
          </table:table-cell>
          <table:table-cell office:value-type="string" calcext:value-type="string">
            <text:p>Charge</text:p>
          </table:table-cell>
          <table:table-cell office:value-type="float" office:value="0.00000001" calcext:value-type="float">
            <text:p>0,00000001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>A*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put Voltag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ol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table:formula="of:=([.F18]-5)*([.F17]*4)*[.F16]" office:value-type="float" office:value="0.15" calcext:value-type="float">
            <text:p>0,15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table:formula="of:=[.F19]*1000" office:value-type="float" office:value="150" calcext:value-type="float">
            <text:p>150</text:p>
          </table:table-cell>
          <table:table-cell/>
          <table:table-cell office:value-type="string" calcext:value-type="string">
            <text:p>mW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max</text:p>
          </table:table-cell>
          <table:table-cell table:formula="of:=55*0.01" office:value-type="float" office:value="0.55" calcext:value-type="float">
            <text:p>0,55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5"/>
          <table:table-cell table:formula="of:=5.33/2" office:value-type="float" office:value="2.665" calcext:value-type="float">
            <text:p>2,665</text:p>
          </table:table-cell>
          <table:table-cell/>
          <table:table-cell table:formula="of:=6.59/2" office:value-type="float" office:value="3.295" calcext:value-type="float">
            <text:p>3,295</text:p>
          </table:table-cell>
          <table:table-cell/>
          <table:table-cell table:formula="of:=5.08+(6.28/2)" office:value-type="float" office:value="8.22" calcext:value-type="float">
            <text:p>8,22</text:p>
          </table:table-cell>
        </table:table-row>
        <table:table-row table:style-name="ro1">
          <table:table-cell table:number-columns-repeated="5"/>
          <table:table-cell table:formula="of:=4.82/2" office:value-type="float" office:value="2.41" calcext:value-type="float">
            <text:p>2,41</text:p>
          </table:table-cell>
          <table:table-cell/>
          <table:table-cell office:value-type="float" office:value="11.56" calcext:value-type="float">
            <text:p>11,5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2]+[.F31]" office:value-type="float" office:value="5.075" calcext:value-type="float">
            <text:p>5,075</text:p>
          </table:table-cell>
          <table:table-cell/>
          <table:table-cell table:formula="of:=[.H32]+[.H31]" office:value-type="float" office:value="14.855" calcext:value-type="float">
            <text:p>14,8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.00.0000</text:date>, <text:time style:data-style-name="N2" text:time-value="18:48:36.5441577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00:00:04.035989842</meta:creation-date>
    <meta:editing-duration>PT2H41M45S</meta:editing-duration>
    <meta:editing-cycles>3</meta:editing-cycles>
    <meta:generator>LibreOffice/4.4.6.3$Linux_X86_64 LibreOffice_project/40m0$Build-3</meta:generator>
    <dc:date>2016-11-27T02:18:38.065159300</dc:date>
    <meta:document-statistic meta:table-count="1" meta:cell-count="55" meta:object-count="0"/>
  </office:meta>
</office:document-meta>
</file>